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4143"/>
    </style:style>
    <style:style style:name="P2" style:family="paragraph" style:parent-style-name="Standard">
      <style:text-properties fo:font-weight="bold" officeooo:paragraph-rsid="00084143" style:font-weight-asian="bold" style:font-weight-complex="bold"/>
    </style:style>
    <style:style style:name="P3" style:family="paragraph" style:parent-style-name="Standard">
      <style:text-properties officeooo:rsid="00096e7b" officeooo:paragraph-rsid="00096e7b"/>
    </style:style>
    <style:style style:name="P4" style:family="paragraph" style:parent-style-name="Standard">
      <style:text-properties officeooo:rsid="000b3b24" officeooo:paragraph-rsid="000b3b24"/>
    </style:style>
    <style:style style:name="P5" style:family="paragraph" style:parent-style-name="Standard">
      <style:text-properties officeooo:paragraph-rsid="000b3b24"/>
    </style:style>
    <style:style style:name="T1" style:family="text">
      <style:text-properties officeooo:rsid="00084143"/>
    </style:style>
    <style:style style:name="T2" style:family="text">
      <style:text-properties officeooo:rsid="00096e7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c7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pers:</text:p>
      <text:p text:style-name="P3">Robert Sedgwick “Permutation Generation Methods” (1977)</text:p>
      <text:p text:style-name="P3"/>
      <text:p text:style-name="P1"/>
      <text:p text:style-name="P1">Tompkins-Paige Algorithm (1956)</text:p>
      <text:p text:style-name="P1"><text:span text:style-name="T2">T</text:span>OMPKINS, C. "Machine attacks on problems whose variables are permutations," in <text:span text:style-name="T3">Proc Symposium in Appl. Math., Numerical Analysis</text:span>, Vol 6, McGraw-Hill, Inc., N.Y., 1956, 195-211</text:p>
      <text:p text:style-name="P1"/>
      <text:p text:style-name="P1">Wells Algorithm (1960)</text:p>
      <text:p text:style-name="P1">*W<text:span text:style-name="T2">E</text:span>LLS, M. B "Generation of permutations by transposition," <text:span text:style-name="T3">Math Comp</text:span> 15 (1961), 192-195.</text:p>
      <text:p text:style-name="P1"/>
      <text:p text:style-name="P1">Lexicographic Algorithm</text:p>
      <text:p text:style-name="Standard">G. Schrack and M. Shimrat (1962) / Fischer-Krause (1812)</text:p>
      <text:p text:style-name="Standard">*SCHRAK, G. F , AND SHIMRAT, M "Permutation in lexicographlc order (Algorithm 102)," <text:span text:style-name="T3">Comm. ACM</text:span> 5, 6 (June 1962), 346.</text:p>
      <text:p text:style-name="Standard">*SHEN, M -K "Generation of permutations in lexicographic order (Algorithm 202)," <text:span text:style-name="T3">Comm</text:span></text:p>
      <text:p text:style-name="P5"><text:span text:style-name="T3">ACM</text:span> 6, 9 (Sept. 1963), 517. </text:p>
      <text:p text:style-name="P5"/>
      <text:p text:style-name="Standard"/>
      <text:p text:style-name="P1">Steinhaus-Johnson-Trotter Algorithm (1962)</text:p>
      <text:p text:style-name="P1">(also used in campanology)</text:p>
      <text:p text:style-name="P1">*JOHNSON, S.M. "Generat<text:span text:style-name="T2">i</text:span>on of permutations by adjacent transposition," <text:span text:style-name="T3">Math. Comp.</text:span> 17</text:p>
      <text:p text:style-name="P1">(1963), 282-285</text:p>
      <text:p text:style-name="P1">*TROTTER, H. F. "Perm (Algorithm 115)," <text:span text:style-name="T3">Comm. ACM</text:span> 5, 8 (August 1962), 434-435.</text:p>
      <text:p text:style-name="P1"/>
      <text:p text:style-name="P1"/>
      <text:p text:style-name="P1">Heap Algorithm (1963)</text:p>
      <text:p text:style-name="P1">* HEA<text:span text:style-name="T1">P</text:span>, B R. "Permutations by Interchanges," <text:span text:style-name="T3">Computer J.</text:span> 6 (1963), 293-4.</text:p>
      <text:p text:style-name="P1"/>
      <text:p text:style-name="P4">Lehmer Codes (1960)</text:p>
      <text:p text:style-name="P4">LEHMER, D H. "Teaching combinatorial tricks to a computer," in Proc. of Symposlum</text:p>
      <text:p text:style-name="P4">Appl. Math ,Comb<text:span text:style-name="T4">i</text:span>natortal Analysis, Vol. 10, American Mathematical Society, Providence,</text:p>
      <text:p text:style-name="P4">R.I, 1960, 179-19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6:39:38.821337169</meta:creation-date>
    <dc:date>2018-09-26T19:59:54.605676040</dc:date>
    <meta:editing-duration>PT1H23M1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2" meta:word-count="177" meta:character-count="1235" meta:non-whitespace-character-count="1079"/>
  </office:meta>
</office:document-meta>
</file>